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5, C206, C208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1, C207, C213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5, C1503, C1502, C1821, C1822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MHF4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4])-LEN(SUBSTITUTE([.A14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49])-LEN(SUBSTITUTE([.A149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3])-LEN(SUBSTITUTE([.A153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23:45:50.478793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23:46:48.815031900</dc:date>
    <meta:editing-duration>PT4H28M17S</meta:editing-duration>
    <meta:editing-cycles>115</meta:editing-cycles>
    <meta:generator>LibreOffice/6.0.5.2$Linux_X86_64 LibreOffice_project/00$Build-2</meta:generator>
    <meta:document-statistic meta:table-count="1" meta:cell-count="1448" meta:object-count="0"/>
  </office:meta>
</office:document-meta>
</file>